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03172f" officeooo:paragraph-rsid="0003172f"/>
    </style:style>
    <style:style style:name="P2" style:family="paragraph" style:parent-style-name="Standard">
      <style:paragraph-properties fo:text-align="center" style:justify-single-word="false"/>
      <style:text-properties officeooo:rsid="0003172f" officeooo:paragraph-rsid="0003172f"/>
    </style:style>
    <style:style style:name="P3" style:family="paragraph" style:parent-style-name="Standard">
      <style:text-properties officeooo:rsid="0003172f" officeooo:paragraph-rsid="0003172f"/>
    </style:style>
    <style:style style:name="P4" style:family="paragraph" style:parent-style-name="Standard">
      <style:text-properties officeooo:rsid="000654ab" officeooo:paragraph-rsid="000654ab"/>
    </style:style>
    <style:style style:name="P5" style:family="paragraph" style:parent-style-name="Standard">
      <style:text-properties officeooo:rsid="0007542c" officeooo:paragraph-rsid="0007542c"/>
    </style:style>
    <style:style style:name="P6" style:family="paragraph" style:parent-style-name="Standard" style:list-style-name="L1">
      <style:text-properties officeooo:rsid="0007542c" officeooo:paragraph-rsid="0007542c"/>
    </style:style>
    <style:style style:name="P7" style:family="paragraph" style:parent-style-name="Standard" style:list-style-name="L1">
      <style:text-properties officeooo:rsid="00080741" officeooo:paragraph-rsid="00080741"/>
    </style:style>
    <style:style style:name="P8" style:family="paragraph" style:parent-style-name="Standard" style:list-style-name="L1">
      <style:text-properties officeooo:rsid="0008a3d0" officeooo:paragraph-rsid="0008a3d0"/>
    </style:style>
    <style:style style:name="T1" style:family="text">
      <style:text-properties officeooo:rsid="00048586"/>
    </style:style>
    <style:style style:name="T2" style:family="text">
      <style:text-properties officeooo:rsid="00071bc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a3d0"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IS 430 Operating Systems</text:p>
      <text:p text:style-name="P2">Final Project</text:p>
      <text:p text:style-name="P3"/>
      <text:p text:style-name="P3">This project’s purpose is to implement copy-on-write semantics to forking in XV6.</text:p>
      <text:p text:style-name="P3"/>
      <text:p text:style-name="P3">This project primarily modifies XV6’s copyuvm and trap procedures such that when forking a process, no memory is copied. Instead, all page entries in both parent and child are marked as read-only. Then, when a process attempts to write to read-only memory, that entry is copied and replaced with a writable page.</text:p>
      <text:p text:style-name="P3"/>
      <text:p text:style-name="P3">The output for this project consists of a new usertest, cowtest, and console-print statements from within the added kernel code. <text:span text:style-name="T1">As the console-print statements are placed directly before the memmoves in kernelspace, it is guaranteed that the memmove executes. The cowtest ensures that the parent and child indeed have different memory by initializing a page of memory to 0xad, forking, and changing all allocated memory to 0xae in the child only. The child then ensures that its writes took hold, then exits. After this, the parent tries to read all values and ensures they are still 0xad.</text:span></text:p>
      <text:p text:style-name="P3"/>
      <text:p text:style-name="P4">For this project, a completely clean co<text:span text:style-name="T2">py of XV6 was used as a base, to ensure there were no accidental side-effects from other changes. Copy-on-Write was then implemented on top of that, and deferred page allocation on top of that. For this description, details of deferred page allocation are omitted, as they match the details from the previous deferred allocation assignment.</text:span></text:p>
      <text:p text:style-name="P4"/>
      <text:p text:style-name="P5">For CoW’s implementation, the following major changes were made:</text:p>
      <text:list xml:id="list159098844" text:style-name="L1">
        <text:list-item>
          <text:p text:style-name="P6">All files: formatted with clang-format to ensure a consistent style.</text:p>
        </text:list-item>
        <text:list-item>
          <text:p text:style-name="P6">trap.c:</text:p>
          <text:list>
            <text:list-item>
              <text:p text:style-name="P6">If a pagefault is for writing to a present page within the user’s address space, we invoke handle_cow_pgflt with the faulting.</text:p>
            </text:list-item>
          </text:list>
        </text:list-item>
        <text:list-item>
          <text:p text:style-name="P6">vm.c:</text:p>
          <text:list>
            <text:list-item>
              <text:p text:style-name="P6">handle_cow_pgflt():</text:p>
              <text:list>
                <text:list-item>
                  <text:p text:style-name="P8">Print to the console so we know we’re here</text:p>
                </text:list-item>
                <text:list-item>
                  <text:p text:style-name="P7">Allocates a new page of memory</text:p>
                </text:list-item>
                <text:list-item>
                  <text:p text:style-name="P7">Copies everything from the old page to the new page</text:p>
                </text:list-item>
                <text:list-item>
                  <text:p text:style-name="P7">Remake the page entry</text:p>
                </text:list-item>
              </text:list>
            </text:list-item>
            <text:list-item>
              <text:p text:style-name="P6">copyuvm():</text:p>
              <text:list>
                <text:list-item>
                  <text:p text:style-name="P6">Mark all parent pages as read-only</text:p>
                </text:list-item>
                <text:list-item>
                  <text:p text:style-name="P6">Copy all parent page <text:span text:style-name="T3">entries</text:span><text:span text:style-name="T4"> to the child’s pagedir as-is</text:span></text:p>
                </text:list-item>
              </text:list>
            </text:list-item>
            <text:list-item>
              <text:p text:style-name="P7"><text:span text:style-name="T4">deallocuvm</text:span><text:span text:style-name="T5">()</text:span><text:span text:style-name="T4">: kfree call removed to ensure child’s memory is left untouched.</text:span></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172f" officeooo:paragraph-rsid="0003172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hnathan Lee</text:p>
        <text:p text:style-name="MP1">Nirisha Shrestha</text:p>
        <text:p text:style-name="MP1">Thierry Oke</text:p>
        <text:p text:style-name="MP1">Santosh Kandel</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hnathan Lee</meta:initial-creator>
    <meta:creation-date>2019-12-16T19:25:00.009801792</meta:creation-date>
    <dc:date>2019-12-16T20:57:17.373046438</dc:date>
    <dc:creator>Johnathan Lee</dc:creator>
    <meta:editing-duration>PT3M32S</meta:editing-duration>
    <meta:editing-cycles>1</meta:editing-cycles>
    <meta:document-statistic meta:table-count="0" meta:image-count="0" meta:object-count="0" meta:page-count="1" meta:paragraph-count="24" meta:word-count="349" meta:character-count="2078" meta:non-whitespace-character-count="1766"/>
    <meta:generator>LibreOffice/6.3.4.2.0$Linux_X86_64 LibreOffice_project/30$Build-2</meta:generator>
  </office:meta>
</office:document-meta>
</file>